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AXIS_0</text:p>
          </table:table-cell>
          <table:table-cell office:value-type="string">
            <text:p>AXIS_1</text:p>
          </table:table-cell>
          <table:table-cell office:value-type="string">
            <text:p>AXIS_2</text:p>
          </table:table-cell>
          <table:table-cell office:value-type="string">
            <text:p>AXIS_3</text:p>
          </table:table-cell>
        </table:table-row>
        <table:table-row table:style-name="ro1">
          <table:table-cell office:value-type="string">
            <text:p>max pulse per sec</text:p>
          </table:table-cell>
          <table:table-cell table:number-columns-repeated="4" office:value-type="float" office:value="500000">
            <text:p>500000</text:p>
          </table:table-cell>
        </table:table-row>
        <table:table-row table:style-name="ro1">
          <table:table-cell office:value-type="string">
            <text:p>pulse per rev</text:p>
          </table:table-cell>
          <table:table-cell table:number-columns-repeated="4" office:value-type="float" office:value="10000">
            <text:p>10000</text:p>
          </table:table-cell>
        </table:table-row>
        <table:table-row table:style-name="ro1">
          <table:table-cell office:value-type="string">
            <text:p>gear ratio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4.4*4.4" office:value-type="float" office:value="19.36">
            <text:p>19.36</text:p>
          </table:table-cell>
        </table:table-row>
        <table:table-row table:style-name="ro1">
          <table:table-cell office:value-type="string">
            <text:p>unit per rev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PUT_SCALE</text:p>
          </table:table-cell>
          <table:table-cell table:style-name="ce1" table:formula="oooc:=[.B3]/([.B5]/[.B4])" office:value-type="float" office:value="2222.22222222222">
            <text:p>2222.22222</text:p>
          </table:table-cell>
          <table:table-cell table:style-name="ce1" table:formula="oooc:=[.C3]/([.C5]/[.C4])" office:value-type="float" office:value="1388.88888888889">
            <text:p>1388.88889</text:p>
          </table:table-cell>
          <table:table-cell table:style-name="ce1" table:formula="oooc:=[.D3]/([.D5]/[.D4])" office:value-type="float" office:value="1000">
            <text:p>1000.00000</text:p>
          </table:table-cell>
          <table:table-cell table:style-name="ce1" table:formula="oooc:=[.E3]/([.E5]/[.E4])" office:value-type="float" office:value="537.777777777778">
            <text:p>537.77778</text:p>
          </table:table-cell>
        </table:table-row>
        <table:table-row table:style-name="ro1">
          <table:table-cell office:value-type="string">
            <text:p>MAX_VELOCITY</text:p>
          </table:table-cell>
          <table:table-cell table:formula="oooc:=[.B2]/[.B7]" office:value-type="float" office:value="225">
            <text:p>225</text:p>
          </table:table-cell>
          <table:table-cell table:formula="oooc:=[.C2]/[.C7]" office:value-type="float" office:value="360">
            <text:p>360</text:p>
          </table:table-cell>
          <table:table-cell table:formula="oooc:=[.D2]/[.D7]" office:value-type="float" office:value="500">
            <text:p>500</text:p>
          </table:table-cell>
          <table:table-cell table:formula="oooc:=[.E2]/[.E7]" office:value-type="float" office:value="929.752066115702">
            <text:p>929.75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CARAKINS.PPD</text:p>
          </table:table-cell>
          <table:table-cell table:number-columns-repeated="3"/>
          <table:table-cell table:style-name="ce2" table:formula="oooc:=[.D5]/([.E5]*[.E4])" office:value-type="float" office:value="0.00430440771349862">
            <text:p>0.004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74087">
            <text:p>740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[.C12]/([.C3]*[.C4])*[.C5]" office:value-type="float" office:value="53.34264">
            <text:p>53.3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2">09/22/2009</text:date>, <text:time>18:3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Yishin Li</meta:initial-creator>
    <meta:creation-date>2009-08-17T21:05:58</meta:creation-date>
    <dc:creator>Yishin Li</dc:creator>
    <dc:date>2009-09-22T18:34:49</dc:date>
    <meta:editing-cycles>7</meta:editing-cycles>
    <meta:editing-duration>PT7H37M33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